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b499c" style:font-weight-asian="normal" style:font-weight-complex="normal"/>
    </style:style>
    <style:style style:name="P3" style:family="paragraph" style:parent-style-name="Standard">
      <style:text-properties fo:font-weight="normal" officeooo:rsid="00081796" officeooo:paragraph-rsid="00081796" style:font-weight-asian="normal" style:font-weight-complex="normal"/>
    </style:style>
    <style:style style:name="P4" style:family="paragraph" style:parent-style-name="Standard">
      <style:text-properties fo:font-weight="normal" officeooo:rsid="00081796" officeooo:paragraph-rsid="001e49aa" style:font-weight-asian="normal" style:font-weight-complex="normal"/>
    </style:style>
    <style:style style:name="P5" style:family="paragraph" style:parent-style-name="Standard">
      <style:text-properties fo:font-weight="normal" officeooo:rsid="00115c75" officeooo:paragraph-rsid="00115c75" style:font-weight-asian="normal" style:font-weight-complex="normal"/>
    </style:style>
    <style:style style:name="P6" style:family="paragraph" style:parent-style-name="Standard">
      <style:text-properties fo:font-weight="normal" officeooo:rsid="00115c75" officeooo:paragraph-rsid="00224c15" style:font-weight-asian="normal" style:font-weight-complex="normal"/>
    </style:style>
    <style:style style:name="P7" style:family="paragraph" style:parent-style-name="Standard">
      <style:text-properties fo:font-weight="normal" officeooo:rsid="001ce6b3" officeooo:paragraph-rsid="001ce6b3" style:font-weight-asian="normal" style:font-weight-complex="normal"/>
    </style:style>
    <style:style style:name="P8" style:family="paragraph" style:parent-style-name="Standard">
      <style:text-properties fo:font-weight="normal" officeooo:rsid="001e49aa" officeooo:paragraph-rsid="001e49aa" style:font-weight-asian="normal" style:font-weight-complex="normal"/>
    </style:style>
    <style:style style:name="P9" style:family="paragraph" style:parent-style-name="Standard">
      <style:text-properties fo:font-weight="normal" officeooo:rsid="003e0e29" officeooo:paragraph-rsid="00425f86" style:font-weight-asian="normal" style:font-weight-complex="normal"/>
    </style:style>
    <style:style style:name="P10" style:family="paragraph" style:parent-style-name="Standard">
      <style:text-properties fo:font-weight="normal" officeooo:paragraph-rsid="003f8273" style:font-weight-asian="normal" style:font-weight-complex="normal"/>
    </style:style>
    <style:style style:name="P11" style:family="paragraph" style:parent-style-name="Standard">
      <style:paragraph-properties fo:break-before="page"/>
      <style:text-properties fo:font-weight="normal" style:font-weight-asian="normal" style:font-weight-complex="normal"/>
    </style:style>
    <style:style style:name="P12" style:family="paragraph" style:parent-style-name="Standard" style:list-style-name="L1">
      <style:text-properties fo:font-weight="normal" officeooo:paragraph-rsid="001ce6b3" style:font-weight-asian="normal" style:font-weight-complex="normal"/>
    </style:style>
    <style:style style:name="P13" style:family="paragraph" style:parent-style-name="Standard" style:list-style-name="L1">
      <style:text-properties fo:font-weight="normal" officeooo:rsid="001ce6b3" officeooo:paragraph-rsid="003041a4" style:font-weight-asian="normal" style:font-weight-complex="normal"/>
    </style:style>
    <style:style style:name="P14" style:family="paragraph" style:parent-style-name="Standard">
      <style:text-properties fo:font-weight="normal" officeooo:rsid="00081796" officeooo:paragraph-rsid="004f2819" style:font-weight-asian="normal" style:font-weight-complex="normal"/>
    </style:style>
    <style:style style:name="P15" style:family="paragraph" style:parent-style-name="Standard">
      <style:text-properties fo:font-weight="normal" officeooo:rsid="003e0e29" officeooo:paragraph-rsid="00425f86" style:font-weight-asian="normal" style:font-weight-complex="normal"/>
    </style:style>
    <style:style style:name="P16" style:family="paragraph" style:parent-style-name="Standard" style:list-style-name="L2">
      <style:text-properties officeooo:paragraph-rsid="003f8273"/>
    </style:style>
    <style:style style:name="P17" style:family="paragraph" style:parent-style-name="Standard" style:list-style-name="L2">
      <style:text-properties officeooo:rsid="004d4316" officeooo:paragraph-rsid="004d4316"/>
    </style:style>
    <style:style style:name="P18" style:family="paragraph" style:parent-style-name="Standard">
      <style:text-properties officeooo:paragraph-rsid="0052c8ea"/>
    </style:style>
    <style:style style:name="P19" style:family="paragraph" style:parent-style-name="Standard">
      <style:text-properties fo:font-weight="bold" officeooo:rsid="004ae0e4" officeooo:paragraph-rsid="004ae0e4" style:font-weight-asian="bold" style:font-weight-complex="bold"/>
    </style:style>
    <style:style style:name="T1" style:family="text">
      <style:text-properties officeooo:rsid="000b499c"/>
    </style:style>
    <style:style style:name="T2" style:family="text">
      <style:text-properties fo:font-weight="bold" style:font-weight-asian="bold" style:font-weight-complex="bold"/>
    </style:style>
    <style:style style:name="T3" style:family="text">
      <style:text-properties fo:font-weight="bold" officeooo:rsid="000b499c" style:font-weight-asian="bold" style:font-weight-complex="bold"/>
    </style:style>
    <style:style style:name="T4" style:family="text">
      <style:text-properties fo:font-weight="bold" officeooo:rsid="0017d1c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5c75" style:font-weight-asian="normal" style:font-weight-complex="normal"/>
    </style:style>
    <style:style style:name="T7" style:family="text">
      <style:text-properties fo:font-weight="normal" officeooo:rsid="00350a3a" style:font-weight-asian="normal" style:font-weight-complex="normal"/>
    </style:style>
    <style:style style:name="T8" style:family="text">
      <style:text-properties fo:font-weight="normal" officeooo:rsid="00081796" style:font-weight-asian="normal" style:font-weight-complex="normal"/>
    </style:style>
    <style:style style:name="T9" style:family="text">
      <style:text-properties fo:font-weight="normal" officeooo:rsid="0036453c" style:font-weight-asian="normal" style:font-weight-complex="normal"/>
    </style:style>
    <style:style style:name="T10" style:family="text">
      <style:text-properties fo:font-weight="normal" officeooo:rsid="0037cc6c" style:font-weight-asian="normal" style:font-weight-complex="normal"/>
    </style:style>
    <style:style style:name="T11" style:family="text">
      <style:text-properties fo:font-weight="normal" officeooo:rsid="003833bf" style:font-weight-asian="normal" style:font-weight-complex="normal"/>
    </style:style>
    <style:style style:name="T12" style:family="text">
      <style:text-properties fo:font-weight="normal" officeooo:rsid="0047334d" style:font-weight-asian="normal" style:font-weight-complex="normal"/>
    </style:style>
    <style:style style:name="T13" style:family="text">
      <style:text-properties fo:font-weight="normal" officeooo:rsid="0052c8ea" style:font-weight-asian="normal" style:font-weight-complex="normal"/>
    </style:style>
    <style:style style:name="T14" style:family="text">
      <style:text-properties fo:font-weight="normal" officeooo:rsid="00547bc6" style:font-weight-asian="normal" style:font-weight-complex="normal"/>
    </style:style>
    <style:style style:name="T15" style:family="text">
      <style:text-properties fo:font-weight="normal" officeooo:rsid="0056e40e" style:font-weight-asian="normal" style:font-weight-complex="normal"/>
    </style:style>
    <style:style style:name="T16" style:family="text">
      <style:text-properties fo:color="#000000"/>
    </style:style>
    <style:style style:name="T17" style:family="text">
      <style:text-properties fo:color="#000000" officeooo:rsid="0013f791"/>
    </style:style>
    <style:style style:name="T18" style:family="text">
      <style:text-properties fo:color="#000000" officeooo:rsid="0015185f"/>
    </style:style>
    <style:style style:name="T19" style:family="text">
      <style:text-properties fo:color="#000000" fo:font-weight="normal" officeooo:rsid="003d805f" style:font-weight-asian="normal" style:font-weight-complex="normal"/>
    </style:style>
    <style:style style:name="T20" style:family="text">
      <style:text-properties fo:color="#000000" fo:font-weight="normal" officeooo:rsid="0053f6c8" style:font-weight-asian="normal" style:font-weight-complex="normal"/>
    </style:style>
    <style:style style:name="T21" style:family="text">
      <style:text-properties officeooo:rsid="0017d1c6"/>
    </style:style>
    <style:style style:name="T22" style:family="text">
      <style:text-properties officeooo:rsid="001ed678"/>
    </style:style>
    <style:style style:name="T23" style:family="text">
      <style:text-properties officeooo:rsid="0020ea3c"/>
    </style:style>
    <style:style style:name="T24" style:family="text">
      <style:text-properties officeooo:rsid="0029ef74"/>
    </style:style>
    <style:style style:name="T25" style:family="text">
      <style:text-properties officeooo:rsid="0036453c"/>
    </style:style>
    <style:style style:name="T26" style:family="text">
      <style:text-properties officeooo:rsid="003a193e"/>
    </style:style>
    <style:style style:name="T27" style:family="text">
      <style:text-properties officeooo:rsid="003b79c8"/>
    </style:style>
    <style:style style:name="T28" style:family="text">
      <style:text-properties officeooo:rsid="003d233f"/>
    </style:style>
    <style:style style:name="T29" style:family="text">
      <style:text-properties officeooo:rsid="0042cb1b"/>
    </style:style>
    <style:style style:name="T30" style:family="text">
      <style:text-properties officeooo:rsid="004a4dc0"/>
    </style:style>
    <style:style style:name="T31" style:family="text">
      <style:text-properties officeooo:rsid="004f28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ur paper experimentally investigates the benefit of using Software Transactional Memory (STM) over lock-based approaches to implement concurrent Agent-Based Simulations (ABS) <text:span text:style-name="T23">using two case studies</text:span>. Our contribution is that to the best of our knowledge we are the first to systematically investigate the use of STM in ABS and compare i<text:span text:style-name="T29">t</text:span>s performance with sequential, lock-based and imperative implementations both on local and Amazon Cloud Service machinery.</text:p>
      <text:p text:style-name="P10"/>
      <text:p text:style-name="P10"><text:span text:style-name="T21">Our work is </text:span><text:span text:style-name="T4">Application driven research</text:span><text:span text:style-name="T21">. It reveals limitations of current methods (lock-based concurrent implementations) and propelling thus new methodological developments in modelling and simulation (use of Software Transactional Memory). We place our work in the following charters:</text:span></text:p>
      <text:p text:style-name="P2"><text:span text:style-name="T2">Model Execution</text:span>: <text:span text:style-name="T24">T</text:span>he paper focuses primarily on parallel/concurrent model execution by proposing STM over lock-based approaches to implement ABS.</text:p>
      <text:p text:style-name="P2"><text:span text:style-name="T1">I</text:span><text:span text:style-name="T3">nterplay between other areas of computer science and simulation</text:span><text:span text:style-name="T1">: We also ran our experiments on Amazon EC2 services thus we touch also on cloud computing and big data.</text:span></text:p>
      <text:p text:style-name="P6"/>
      <text:p text:style-name="P18"><text:span text:style-name="T7">Our study relates to </text:span><text:span text:style-name="T9">[1]</text:span><text:span text:style-name="T7">, </text:span><text:span text:style-name="T14">where </text:span><text:span text:style-name="T7">the author investigate</text:span><text:span text:style-name="T15">s</text:span><text:span text:style-name="T7"> Haskells’ parallel and concurrency features to</text:span></text:p>
      <text:p text:style-name="P18"><text:span text:style-name="T7">implement (amongst others) HLogo, a Haskell clone of the NetLogo [29] simulation package, focusing on using STM for a limited form of agent-interactions. </text:span><text:span text:style-name="T13">Also our work relates to [2] </text:span><text:span text:style-name="T10">where the authors</text:span><text:span text:style-name="T7"> discus</text:span><text:span text:style-name="T11">s</text:span><text:span text:style-name="T7"> a framework, which allows to map Agent-Based Simulations to Graphics Processing Units (GPU). </text:span><text:span text:style-name="T12">Our work also relates to</text:span><text:span text:style-name="T6"> </text:span><text:span text:style-name="T19">[</text:span><text:span text:style-name="T20">3</text:span><text:span text:style-name="T19">, </text:span><text:span text:style-name="T20">4</text:span><text:span text:style-name="T19">, </text:span><text:span text:style-name="T20">5</text:span><text:span text:style-name="T19">] </text:span><text:span text:style-name="T17">who are</text:span><text:span text:style-name="T16"> using the functional programming language Erlang to implement concurrent ABS, </text:span><text:span text:style-name="T18">building on the Actor Model.</text:span></text:p>
      <text:p text:style-name="P5"/>
      <text:p text:style-name="P7">We propose the following Associate Editors to handl<text:span text:style-name="T30">e</text:span> our manuscript:</text:p>
      <text:list xml:id="list227460541" text:style-name="L1">
        <text:list-item>
          <text:p text:style-name="P12">Wenton Cai </text:p>
        </text:list-item>
        <text:list-item>
          <text:p text:style-name="P13">Georgios K. Theodoropoulos</text:p>
        </text:list-item>
        <text:list-item>
          <text:p text:style-name="P12">Claudia Szabo</text:p>
        </text:list-item>
      </text:list>
      <text:p text:style-name="P7"/>
      <text:p text:style-name="P8">Further we recommend the following reviewers <text:span text:style-name="T22">for our paper:</text:span></text:p>
      <text:list xml:id="list2145435446" text:style-name="L2">
        <text:list-item>
          <text:p text:style-name="P17"><text:span text:style-name="T5">Nikolas Bezirgiannsi </text:span><text:a xlink:type="simple" xlink:href="https://www.cwi.nl/people/nikolaos-bezirgiannis" text:style-name="Internet_20_link" text:visited-style-name="Visited_20_Internet_20_Link"><text:span text:style-name="T5">https://www.cwi.nl/people/nikolaos-bezirgiannis</text:span></text:a></text:p>
        </text:list-item>
        <text:list-item>
          <text:p text:style-name="P16"><text:span text:style-name="T5">Jonathan Ozik </text:span><text:a xlink:type="simple" xlink:href="https://www.ci.uchicago.edu/profile/285" text:style-name="Internet_20_link" text:visited-style-name="Visited_20_Internet_20_Link"><text:span text:style-name="T5">https://www.ci.uchicago.edu/profile/285</text:span></text:a></text:p>
        </text:list-item>
        <text:list-item>
          <text:p text:style-name="P16"><text:span text:style-name="T8">Mikola Lysenko </text:span><text:a xlink:type="simple" xlink:href="http://mikolalysenko.github.io/resume.html" text:style-name="Internet_20_link" text:visited-style-name="Visited_20_Internet_20_Link"><text:span text:style-name="T8">http://mikolalysenko.github.io/resume.html</text:span></text:a></text:p>
        </text:list-item>
        <text:list-item>
          <text:p text:style-name="P16"><text:span text:style-name="T8">Roshan D'Souza </text:span><text:a xlink:type="simple" xlink:href="https://uwm.edu/engineering/people/dsouza-ph-d-roshan/" text:style-name="Internet_20_link" text:visited-style-name="Visited_20_Internet_20_Link"><text:span text:style-name="T8">https://uwm.edu/engineering/people/dsouza-ph-d-roshan/</text:span></text:a></text:p>
        </text:list-item>
      </text:list>
      <text:p text:style-name="P4"/>
      <text:p text:style-name="P9">We didn’t submit our work to any Special Issue, thus no additional information is added. </text:p>
      <text:p text:style-name="P9"/>
      <text:p text:style-name="P9"/>
      <text:p text:style-name="P19">References</text:p>
      <text:p text:style-name="P14"><text:span text:style-name="T25">[1] Nikolaos Bezirgiannis. 2013. Improving Performance of Simulation Software Using Haskells Concurrency &amp; Parallelism. MSc</text:span>. Dissertation. Utrecht University - Dept. of Information and Computing Sciences.</text:p>
      <text:p text:style-name="P14"><text:span text:style-name="T31">[3] </text:span>Mikola Lysenko and Roshan M. D’Souza. 2008. A Framework for Megascale Agent Based Model Simulations on Graphics Processing Units. Journal of Artificial Societies and Social Simulation 11, 4 (2008), 10. <text:a xlink:type="simple" xlink:href="http://jasss.soc.surrey/" text:style-name="Internet_20_link" text:visited-style-name="Visited_20_Internet_20_Link">http://jasss.soc.surrey</text:a>. ac.uk/11/4/10.html</text:p>
      <text:p text:style-name="P4"><text:span text:style-name="T26">[4] </text:span>Antonella Di Stefano and Corrado Santoro. 2005. Using the Erlang Language for Multi-Agent Systems Implementation. In Proceedings of the IEEE/WIC/ACM International Conference on Intelligent Agent Technology (IAT ’05). IEEE Computer Society, Washington, DC, USA, 679–685. <text:a xlink:type="simple" xlink:href="https://doi.org/10.1109/IAT.2005.141" text:style-name="Internet_20_link" text:visited-style-name="Visited_20_Internet_20_Link">https://doi.org/10.1109/IAT.2005.141</text:a></text:p>
      <text:p text:style-name="P4"><text:span text:style-name="T27">[5] </text:span>Carlos Varela, Carlos Abalde, Laura Castro, and Jose GulÃŋas. 2004. On Modelling Agent Systems with Erlang. In Proceedings of the 2004 ACM SIGPLAN Workshop on Erlang (ERLANG ’04). ACM, New York, NY, USA, 65–70. <text:a xlink:type="simple" xlink:href="https://doi.org/10.1145/1022471.1022481" text:style-name="Internet_20_link" text:visited-style-name="Visited_20_Internet_20_Link">https://doi.org/10.1145/1022471.1022481</text:a></text:p>
      <text:p text:style-name="P4"><text:span text:style-name="T28">[6] </text:span>Gene I. Sher. 2013. Agent-Based Modeling Using Erlang Eliminating The Conceptual Gap Between The Programming Language &amp; ABM.</text:p>
      <text:p text:style-name="P11">concisely summarize why your paper is a valuable addition to the modeling and simulation field, particularly referring to modeling and simulation methods (see charter of TOMACS);</text:p>
      <text:p text:style-name="P1">https://tomacs.acm.org/editorial_charter.cfm</text:p>
      <text:p text:style-name="P1"/>
      <text:p text:style-name="P1">briefly relate your study to previously published work;</text:p>
      <text:p text:style-name="P1"/>
      <text:p text:style-name="P1">specify the type of article you are submitting (see Types of Submissions);</text:p>
      <text:p text:style-name="P1">https://tomacs.acm.org/authors.cfm (Types of submissions)</text:p>
      <text:p text:style-name="P1"/>
      <text:p text:style-name="P1">suggest appropriate TOMACS Associated Editor(s) to handle your manuscript (or, in the case of Special Issues, simply indicate the name of the special issue);</text:p>
      <text:p text:style-name="P1">https://tomacs.acm.org/editorial.cfm</text:p>
      <text:p text:style-name="P1"/>
      <text:p text:style-name="P1">list at least two recommended reviewers (with whom you have not co-authored a paper within the last three years), including potentially opposed reviewers.</text:p>
      <text:p text:style-name="P1">Jonathan Ozik </text:p>
      <text:p text:style-name="P1">Nicholson Collier</text:p>
      <text:p text:style-name="P3">Mikola Lysenko</text:p>
      <text:p text:style-name="P3">Roshan M. D'Souza</text:p>
      <text:p text:style-name="P1"/>
      <text:p text:style-name="P1">include, in the case of Special Issues, all information requested by the guest editors as an appendix in the cover letter.</text:p>
      <text:p text:style-name="P1">NOT NECESSARY, NO SPECIAL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8:35:55.127053530</meta:creation-date>
    <dc:date>2018-10-10T10:58:01.529646118</dc:date>
    <meta:editing-duration>PT54M31S</meta:editing-duration>
    <meta:editing-cycles>80</meta:editing-cycles>
    <meta:generator>LibreOffice/6.0.6.2$Linux_X86_64 LibreOffice_project/00$Build-2</meta:generator>
    <meta:document-statistic meta:table-count="0" meta:image-count="0" meta:object-count="0" meta:page-count="2" meta:paragraph-count="36" meta:word-count="584" meta:character-count="4257" meta:non-whitespace-character-count="3715"/>
  </office:meta>
</office:document-meta>
</file>